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bf40" officeooo:paragraph-rsid="0019bf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 p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age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4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age1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5.8299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2" fo:column-gap="0.05in">
          <style:column-sep style:width="0.0035in" style:color="#000000" style:height="100%" style:style="solid"/>
          <style:column style:rel-width="4820*" fo:start-indent="0in" fo:end-indent="0.0252in"/>
          <style:column style:rel-width="4820*" fo:start-indent="0.0252in" fo:end-indent="0in"/>
        </style:columns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2:07:36.255351421</meta:creation-date>
    <dc:date>2015-07-23T12:12:18.967794707</dc:date>
    <meta:editing-duration>PT4M43S</meta:editing-duration>
    <meta:editing-cycles>1</meta:editing-cycles>
    <meta:document-statistic meta:table-count="0" meta:image-count="0" meta:object-count="0" meta:page-count="6" meta:paragraph-count="12" meta:word-count="14" meta:character-count="70" meta:non-whitespace-character-count="67"/>
    <meta:generator>LibreOffice/4.4.2.2$Linux_X86_64 LibreOffice_project/40m0$Build-2</meta:generator>
  </office:meta>
</office:document-meta>
</file>